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M Roman 10" svg:font-family="'LM Roman 10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solid" draw:fill-color="#cccccc" draw:textarea-horizontal-align="justify" draw:textarea-vertical-align="middle" draw:auto-grow-height="false" fo:min-height="1.87cm" fo:min-width="1.619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000000" draw:marker-start-width="0.252cm" draw:marker-end-width="0.252cm" draw:fill="none" draw:fill-color="#000000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draw:marker-start-width="0.252cm" draw:marker-end-width="0.252cm" svg:stroke-opacity="100%" draw:fill="solid" draw:fill-color="#cccccc" draw:textarea-horizontal-align="justify" draw:textarea-vertical-align="middle" draw:auto-grow-height="false" fo:min-height="1.87cm" fo:min-width="1.619c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000000" draw:marker-start-width="0.252cm" draw:marker-end-width="0.252cm" svg:stroke-opacity="100%" draw:fill="none" draw:fill-color="#000000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1cm" fo:min-width="3.50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2.678cm"/>
      <style:paragraph-properties style:writing-mode="lr-tb"/>
    </style:style>
    <style:style style:name="gr8" style:family="graphic" style:parent-style-name="objectwithoutfill">
      <style:graphic-properties svg:stroke-width="0.035cm" draw:marker-start-width="0.252cm" draw:marker-end-width="0.252cm" svg:stroke-opacity="30%" draw:fill="none" draw:fill-color="#cccccc" draw:textarea-horizontal-align="justify" draw:textarea-vertical-align="middle" draw:auto-grow-height="false" fo:min-height="1.87cm" fo:min-width="1.619cm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2.216cm"/>
      <style:paragraph-properties style:writing-mode="lr-tb"/>
    </style:style>
    <style:style style:name="gr10" style:family="graphic" style:parent-style-name="Arrow_20_Line" style:list-style-name="L1">
      <style:graphic-properties draw:textarea-vertical-align="middle" draw:line-distance="0.535cm" draw:placing="below"/>
      <style:paragraph-properties style:writing-mode="lr-tb"/>
    </style:style>
    <style:style style:name="gr11" style:family="graphic" style:parent-style-name="Arrow_20_Line" style:list-style-name="L1">
      <style:graphic-properties draw:textarea-vertical-align="middle" draw:line-distance="0.535cm" draw:placing="below"/>
      <style:paragraph-properties style:writing-mode="lr-tb"/>
    </style:style>
    <style:style style:name="gr12" style:family="graphic" style:parent-style-name="objectwithoutfill">
      <style:graphic-properties draw:marker-end="Arrowheads_20_2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1.86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cccccc"/>
      <style:paragraph-properties fo:text-align="center"/>
    </style:style>
    <style:style style:name="P3" style:family="paragraph">
      <loext:graphic-properties draw:fill="none" draw:fill-color="#000000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LM Roman 10" fo:font-size="16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indent="0cm"/>
      <style:text-properties fo:font-size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LM Roman 10" fo:font-size="14pt"/>
    </style:style>
    <style:style style:name="P7" style:family="paragraph">
      <loext:graphic-properties draw:fill="none" draw:fill-color="#cccccc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style:font-name="LM Roman 10" fo:font-size="12pt" style:font-size-asian="10pt" style:font-size-complex="10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M Roman 10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text-properties fo:font-size="14pt"/>
    </style:style>
    <style:style style:name="P11" style:family="paragraph">
      <loext:graphic-properties draw:fill="none" draw:fill-color="#ffffff"/>
      <style:paragraph-properties style:writing-mode="lr-tb"/>
      <style:text-properties style:font-name="LM Roman 10" fo:font-size="14pt"/>
    </style:style>
    <style:style style:name="T1" style:family="text">
      <style:text-properties style:font-name="LM Roman 10" fo:font-size="16pt" style:font-size-asian="12pt" style:font-size-complex="12pt"/>
    </style:style>
    <style:style style:name="T2" style:family="text">
      <style:text-properties style:text-position="-8% 58%" style:font-name="LM Roman 10" fo:font-size="16pt" style:font-size-asian="12pt" style:font-size-complex="12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M Roman 10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M Roman 10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M Roman 10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M Roman 10"/>
    </style:style>
    <style:style style:name="T7" style:family="text">
      <style:text-properties style:text-position="-8% 58%" style:font-name="LM Roman 10"/>
    </style:style>
    <style:style style:name="T8" style:family="text">
      <style:text-properties style:font-name="LM Roman 10" fo:font-size="12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6.829cm" svg:y1="5.173cm" svg:x2="-0.158cm" svg:y2="5.173cm">
          <text:p/>
        </draw:line>
        <draw:line draw:style-name="gr1" draw:text-style-name="P1" draw:layer="layout" svg:x1="0.446cm" svg:y1="0.317cm" svg:x2="0.446cm" svg:y2="5.148cm">
          <text:p/>
        </draw:line>
        <draw:custom-shape draw:style-name="gr2" draw:text-style-name="P2" draw:layer="layout" svg:width="3.043cm" svg:height="3.046cm" svg:x="10.002cm" svg:y="2.1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3" draw:layer="layout" svg:width="5.344cm" svg:height="4.246cm" draw:transform="skewX (0.654498469497873) rotate (2.68292012616568) translate (5.23513278077509cm 6.28630284129557cm)" svg:viewBox="0 0 5345 4247" draw:points="0,4247 1339,4247 1335,3185 2675,3185 2671,2124 4010,2123 4006,1062 5345,1062 5342,0">
          <text:p/>
        </draw:polyline>
        <draw:line draw:style-name="gr1" draw:text-style-name="P1" draw:layer="layout" svg:x1="26.194cm" svg:y1="0.317cm" svg:x2="26.194cm" svg:y2="5.148cm">
          <text:p/>
        </draw:line>
        <draw:custom-shape draw:style-name="gr4" draw:text-style-name="P2" draw:layer="layout" svg:width="3.043cm" svg:height="3.046cm" svg:x="17.106cm" svg:y="2.10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5" draw:text-style-name="P3" draw:layer="layout" svg:width="3.846cm" svg:height="3.726cm" draw:transform="skewX (-0.250105681810787) rotate (-2.48116006463514) translate (26.1954985625635cm 3.91919618117822cm)" svg:viewBox="0 0 3847 3727" draw:points="3847,3727 2884,3727 2886,2795 1923,2795 1924,1864 961,1863 963,932 0,932 2,0">
          <text:p/>
        </draw:polyline>
        <draw:polyline draw:style-name="gr5" draw:text-style-name="P3" draw:layer="layout" svg:width="2.67cm" svg:height="2.626cm" draw:transform="skewX (-0.181339709282211) rotate (-2.44677707837085) translate (17.1350056077024cm 3.83791785630515cm)" svg:viewBox="0 0 2671 2627" draw:points="2671,2627 2003,2627 2004,1970 1335,1970 1336,1314 668,1313 669,657 0,657 1,0">
          <text:p/>
        </draw:polyline>
        <draw:frame draw:style-name="gr6" draw:text-style-name="P4" draw:layer="layout" svg:width="4.007cm" svg:height="1.051cm" svg:x="17.184cm" svg:y="0.317cm">
          <draw:text-box>
            <text:p><text:span text:style-name="T1">F</text:span><text:span text:style-name="T2">net</text:span><text:span text:style-name="T1"> = F</text:span><text:span text:style-name="T2">1</text:span><text:span text:style-name="T1"> + F</text:span><text:span text:style-name="T2">2</text:span></text:p>
          </draw:text-box>
        </draw:frame>
        <draw:frame draw:style-name="gr7" draw:text-style-name="P6" draw:layer="layout" svg:width="3.644cm" svg:height="0.954cm" svg:x="16.192cm" svg:y="1.269cm">
          <draw:text-box>
            <text:p text:style-name="P5"><text:span text:style-name="T3">k(x</text:span><text:span text:style-name="T4">2</text:span><text:span text:style-name="T5"> - x</text:span><text:span text:style-name="T4">1</text:span><text:span text:style-name="T5">)</text:span><text:span text:style-name="T3"> = </text:span><text:span text:style-name="T6">F</text:span><text:span text:style-name="T7">1</text:span></text:p>
          </draw:text-box>
        </draw:frame>
        <draw:custom-shape draw:style-name="gr8" draw:text-style-name="P7" draw:layer="layout" svg:width="3.043cm" svg:height="3.046cm" svg:x="6.799cm" svg:y="2.1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2.716cm" svg:height="0.852cm" svg:x="6.985cm" svg:y="0.418cm">
          <draw:text-box>
            <text:p><text:span text:style-name="T8">Equilibrium</text:span></text:p>
          </draw:text-box>
        </draw:frame>
        <draw:measure draw:style-name="gr10" draw:text-style-name="P9" draw:layer="measurelines" svg:x1="8.255cm" svg:y1="5.297cm" svg:x2="11.43cm" svg:y2="5.297cm">
          <text:p text:style-name="P9"><text:span text:style-name="T5">x</text:span><text:span text:style-name="T4">1</text:span></text:p>
        </draw:measure>
        <draw:measure draw:style-name="gr11" draw:text-style-name="P9" draw:layer="measurelines" svg:x1="15.557cm" svg:y1="5.297cm" svg:x2="18.732cm" svg:y2="5.297cm">
          <text:p text:style-name="P9"><text:span text:style-name="T5">x</text:span><text:span text:style-name="T4">2</text:span></text:p>
        </draw:measure>
        <draw:custom-shape draw:style-name="gr8" draw:text-style-name="P7" draw:layer="layout" svg:width="3.043cm" svg:height="3.046cm" svg:x="13.897cm" svg:y="2.1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8.32cm" svg:y1="1.27cm" svg:x2="8.32cm" svg:y2="1.905cm">
          <text:p/>
        </draw:line>
        <draw:frame draw:style-name="gr9" draw:text-style-name="P8" draw:layer="layout" svg:width="2.716cm" svg:height="0.852cm" svg:x="14.06cm" svg:y="0.449cm">
          <draw:text-box>
            <text:p><text:span text:style-name="T8">Equilibrium</text:span></text:p>
          </draw:text-box>
        </draw:frame>
        <draw:line draw:style-name="gr12" draw:text-style-name="P1" draw:layer="layout" svg:x1="15.418cm" svg:y1="1.27cm" svg:x2="15.418cm" svg:y2="1.905cm">
          <text:p/>
        </draw:line>
        <draw:frame draw:style-name="gr13" draw:text-style-name="P11" draw:layer="layout" svg:width="2.682cm" svg:height="0.954cm" svg:x="20.178cm" svg:y="1.269cm">
          <draw:text-box>
            <text:p text:style-name="P10"><text:span text:style-name="T6">F</text:span><text:span text:style-name="T7">2</text:span><text:span text:style-name="T6"> = -kx</text:span><text:span text:style-name="T7">2</text:span><text:span text:style-name="T6">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M Roman 10" svg:font-family="'LM Roman 10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2" draw:display-name="Arrowheads 2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width="0.051cm" svg:stroke-color="#000000" draw:marker-start-width="0.279cm" draw:marker-end-width="0.279cm" draw:fill="none" draw:fill-gradient-name="Gradient_20_2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6.67cm" fo:page-height="6.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21T18:23:11.453042619</meta:creation-date>
    <dc:date>2021-03-25T20:10:35.798532653</dc:date>
    <meta:editing-duration>PT1H31M5S</meta:editing-duration>
    <meta:editing-cycles>17</meta:editing-cycles>
    <meta:generator>LibreOffice/7.0.4.2$Linux_X86_64 LibreOffice_project/00$Build-2</meta:generator>
    <meta:document-statistic meta:object-count="19"/>
  </office:meta>
</office:document-meta>
</file>